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d1b21" officeooo:paragraph-rsid="000d1b21"/>
    </style:style>
    <style:style style:name="T1" style:family="text">
      <style:text-properties officeooo:rsid="000d1b21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<text:span text:style-name="T1">when connected to vm</text:span></text:p>
      <text:p text:style-name="P1">jerome@master:~$ <text:span text:style-name="T2">uname --help</text:span></text:p>
      <text:p text:style-name="P1">Usage: uname [OPTION]...</text:p>
      <text:p text:style-name="P1">Print certain system information. <text:s/>With no OPTION, same as -s.</text:p>
      <text:p text:style-name="P1"/>
      <text:p text:style-name="P1"><text:s text:c="2"/>-a, --all <text:s text:c="15"/>print all information, in the following order,</text:p>
      <text:p text:style-name="P1"><text:s text:c="29"/>except omit -p and -i if unknown:</text:p>
      <text:p text:style-name="P1"><text:s text:c="2"/>-s, --kernel-name <text:s text:c="7"/>print the kernel name</text:p>
      <text:p text:style-name="P1"><text:s text:c="2"/>-n, --nodename <text:s text:c="10"/>print the network node hostname</text:p>
      <text:p text:style-name="P1"><text:s text:c="2"/>-r, --kernel-release <text:s text:c="4"/>print the kernel release</text:p>
      <text:p text:style-name="P1"><text:s text:c="2"/>-v, --kernel-version <text:s text:c="4"/>print the kernel version</text:p>
      <text:p text:style-name="P1"><text:s text:c="2"/>-m, --machine <text:s text:c="11"/>print the machine hardware name</text:p>
      <text:p text:style-name="P1"><text:s text:c="2"/>-p, --processor <text:s text:c="9"/>print the processor type (non-portable)</text:p>
      <text:p text:style-name="P1"><text:s text:c="2"/>-i, --hardware-platform <text:s/>print the hardware platform (non-portable)</text:p>
      <text:p text:style-name="P1"><text:s text:c="2"/>-o, --operating-system <text:s text:c="2"/>print the operating system</text:p>
      <text:p text:style-name="P1"><text:s text:c="6"/>--help <text:s text:c="4"/>display this help and exit<text:tab/></text:p>
      <text:p text:style-name="P1"><text:s text:c="6"/>--version <text:s/>output version information and exit</text:p>
      <text:p text:style-name="P1"/>
      <text:p text:style-name="P1">GNU coreutils online help: &lt;http://www.gnu.org/software/coreutils/&gt;</text:p>
      <text:p text:style-name="P1">Report uname translation bugs to &lt;http://translationproject.org/team/&gt;</text:p>
      <text:p text:style-name="P1">Full documentation at: &lt;http://www.gnu.org/software/coreutils/uname&gt;</text:p>
      <text:p text:style-name="P1">or available locally via: info '(coreutils) uname invocation'</text:p>
      <text:p text:style-name="P1"/>
      <text:p text:style-name="P1">// </text:p>
      <text:p text:style-name="P1">jerome@master:~$ <text:span text:style-name="T2">df</text:span></text:p>
      <text:p text:style-name="P1">Filesystem <text:s text:c="4"/>1K-blocks <text:s text:c="3"/>Used Available Use% Mounted on</text:p>
      <text:p text:style-name="P1">udev <text:s text:c="12"/>3796392 <text:s text:c="6"/>0 <text:s text:c="2"/>3796392 <text:s text:c="2"/>0% /dev</text:p>
      <text:p text:style-name="P1">tmpfs <text:s text:c="12"/>763644 <text:s text:c="4"/>896 <text:s text:c="3"/>762748 <text:s text:c="2"/>1% /run</text:p>
      <text:p text:style-name="P1">/dev/sda1 <text:s text:c="6"/>20145724 2269416 <text:s/>17859924 <text:s/>12% /</text:p>
      <text:p text:style-name="P1">tmpfs <text:s text:c="11"/>3818216 <text:s text:c="6"/>0 <text:s text:c="2"/>3818216 <text:s text:c="2"/>0% /dev/shm</text:p>
      <text:p text:style-name="P1">tmpfs <text:s text:c="14"/>5120 <text:s text:c="6"/>0 <text:s text:c="5"/>5120 <text:s text:c="2"/>0% /run/lock</text:p>
      <text:p text:style-name="P1">tmpfs <text:s text:c="11"/>3818216 <text:s text:c="6"/>0 <text:s text:c="2"/>3818216 <text:s text:c="2"/>0% /sys/fs/cgroup</text:p>
      <text:p text:style-name="P1">/dev/sda15 <text:s text:c="7"/>106858 <text:s text:c="3"/>3686 <text:s text:c="3"/>103173 <text:s text:c="2"/>4% /boot/efi</text:p>
      <text:p text:style-name="P1">/dev/loop0 <text:s text:c="8"/>31872 <text:s text:c="2"/>31872 <text:s text:c="8"/>0 100% /snap/snapd/10707</text:p>
      <text:p text:style-name="P1">/dev/loop1 <text:s text:c="8"/>56832 <text:s text:c="2"/>56832 <text:s text:c="8"/>0 100% /snap/core18/1944</text:p>
      <text:p text:style-name="P1">/dev/loop2 <text:s text:c="7"/>132864 <text:s/>132864 <text:s text:c="8"/>0 100% /snap/google-cloud-sdk/162</text:p>
      <text:p text:style-name="P1">/dev/loop3 <text:s text:c="7"/>153984 <text:s/>153984 <text:s text:c="8"/>0 100% /snap/google-cloud-sdk/163</text:p>
      <text:p text:style-name="P1">tmpfs <text:s text:c="12"/>763640 <text:s text:c="6"/>0 <text:s text:c="3"/>763640 <text:s text:c="2"/>0% /run/user/1001</text:p>
      <text:p text:style-name="P1"/>
      <text:p text:style-name="P1">// </text:p>
      <text:p text:style-name="P1">jerome@master:~$ <text:span text:style-name="T2">free</text:span></text:p>
      <text:p text:style-name="P1"><text:s text:c="14"/>total <text:s text:c="7"/>used <text:s text:c="7"/>free <text:s text:c="5"/>shared <text:s/>buff/cache <text:s text:c="2"/>available</text:p>
      <text:p text:style-name="P1">Mem: <text:s text:c="7"/>7636432 <text:s text:c="5"/>206884 <text:s text:c="4"/>5980672 <text:s text:c="8"/>908 <text:s text:c="4"/>1448876 <text:s text:c="4"/>7126760</text:p>
      <text:p text:style-name="P1">Swap: <text:s text:c="12"/>0 <text:s text:c="10"/>0 <text:s text:c="10"/>0</text:p>
      <text:p text:style-name="P1"/>
      <text:p text:style-name="P1"/>
      <text:p text:style-name="P1"><text:soft-page-break/>//</text:p>
      <text:p text:style-name="P1">jerome@master:~$ <text:span text:style-name="T2">less /proc/meminfo</text:span></text:p>
      <text:p text:style-name="P1">MemTotal: <text:s text:c="7"/>7636432 kB</text:p>
      <text:p text:style-name="P1">MemFree: <text:s text:c="8"/>5980244 kB</text:p>
      <text:p text:style-name="P1">MemAvailable: <text:s text:c="3"/>7126620 kB</text:p>
      <text:p text:style-name="P1">Buffers: <text:s text:c="10"/>39128 kB</text:p>
      <text:p text:style-name="P1">Cached: <text:s text:c="9"/>1244964 kB</text:p>
      <text:p text:style-name="P1">SwapCached: <text:s text:c="11"/>0 kB</text:p>
      <text:p text:style-name="P1">Active: <text:s text:c="10"/>933004 kB</text:p>
      <text:p text:style-name="P1">Inactive: <text:s text:c="8"/>448872 kB</text:p>
      <text:p text:style-name="P1">Active(anon): <text:s text:c="5"/>98512 kB</text:p>
      <text:p text:style-name="P1">Inactive(anon): <text:s text:c="5"/>176 kB</text:p>
      <text:p text:style-name="P1">Active(file): <text:s text:c="4"/>834492 kB</text:p>
      <text:p text:style-name="P1">Inactive(file): <text:s text:c="2"/>448696 kB</text:p>
      <text:p text:style-name="P1">Unevictable: <text:s text:c="10"/>0 kB</text:p>
      <text:p text:style-name="P1">Mlocked: <text:s text:c="14"/>0 kB</text:p>
      <text:p text:style-name="P1">SwapTotal: <text:s text:c="12"/>0 kB</text:p>
      <text:p text:style-name="P1">SwapFree: <text:s text:c="13"/>0 kB</text:p>
      <text:p text:style-name="P1">Dirty: <text:s text:c="15"/>24 kB</text:p>
      <text:p text:style-name="P1">Writeback: <text:s text:c="12"/>0 kB</text:p>
      <text:p text:style-name="P1">AnonPages: <text:s text:c="8"/>97672 kB</text:p>
      <text:p text:style-name="P1">Mapped: <text:s text:c="11"/>52328 kB</text:p>
      <text:p text:style-name="P1">Shmem: <text:s text:c="14"/>908 kB</text:p>
      <text:p text:style-name="P1">KReclaimable: <text:s text:c="4"/>165080 kB</text:p>
      <text:p text:style-name="P1">Slab: <text:s text:c="12"/>219624 kB</text:p>
      <text:p text:style-name="P1">SReclaimable: <text:s text:c="4"/>165080 kB</text:p>
      <text:p text:style-name="P1">SUnreclaim: <text:s text:c="7"/>54544 kB</text:p>
      <text:p text:style-name="P1">KernelStack: <text:s text:c="7"/>2192 kB</text:p>
      <text:p text:style-name="P1">PageTables: <text:s text:c="8"/>4628 kB</text:p>
      <text:p text:style-name="P1">NFS_Unstable: <text:s text:c="9"/>0 kB</text:p>
      <text:p text:style-name="P1">Bounce: <text:s text:c="15"/>0 kB</text:p>
      <text:p text:style-name="P1">WritebackTmp: <text:s text:c="9"/>0 kB</text:p>
      <text:p text:style-name="P1">CommitLimit: <text:s text:c="4"/>3818216 kB</text:p>
      <text:p text:style-name="P1">Committed_AS: <text:s text:c="4"/>443612 kB</text:p>
      <text:p text:style-name="P1">VmallocTotal: <text:s text:c="2"/>34359738367 kB</text:p>
      <text:p text:style-name="P1">VmallocUsed: <text:s text:c="6"/>15440 kB</text:p>
      <text:p text:style-name="P1">VmallocChunk: <text:s text:c="9"/>0 kB</text:p>
      <text:p text:style-name="P1">Percpu: <text:s text:c="12"/>1384 kB</text:p>
      <text:p text:style-name="P1">HardwareCorrupted: <text:s text:c="4"/>0 kB</text:p>
      <text:p text:style-name="P1">AnonHugePages: <text:s text:c="8"/>0 kB</text:p>
      <text:p text:style-name="P1">ShmemHugePages: <text:s text:c="7"/>0 kB</text:p>
      <text:p text:style-name="P1">ShmemPmdMapped: <text:s text:c="7"/>0 kB</text:p>
      <text:p text:style-name="P1"/>
      <text:p text:style-name="P1">//</text:p>
      <text:p text:style-name="P1">jerome@master:~$ <text:span text:style-name="T2">more /proc/cpuinfo</text:span></text:p>
      <text:p text:style-name="P1">processor<text:tab/>: 0</text:p>
      <text:p text:style-name="P1">vendor_id<text:tab/>: GenuineIntel</text:p>
      <text:p text:style-name="P1"><text:soft-page-break/>cpu family<text:tab/>: 6</text:p>
      <text:p text:style-name="P1">model<text:tab/><text:tab/>: 79</text:p>
      <text:p text:style-name="P1">model name<text:tab/>: Intel(R) Xeon(R) CPU @ 2.20GHz</text:p>
      <text:p text:style-name="P1">stepping<text:tab/>: 0</text:p>
      <text:p text:style-name="P1">microcode<text:tab/>: 0x1</text:p>
      <text:p text:style-name="P1">cpu MHz<text:tab/><text:tab/>: 2200.130</text:p>
      <text:p text:style-name="P1">cache size<text:tab/>: 56320 KB</text:p>
      <text:p text:style-name="P1">physical id<text:tab/>: 0</text:p>
      <text:p text:style-name="P1">siblings<text:tab/>: 2</text:p>
      <text:p text:style-name="P1">core id<text:tab/><text:tab/>: 0</text:p>
      <text:p text:style-name="P1">cpu cores<text:tab/>: 1</text:p>
      <text:p text:style-name="P1">apicid<text:tab/><text:tab/>: 0</text:p>
      <text:p text:style-name="P1">initial apicid<text:tab/>: 0</text:p>
      <text:p text:style-name="P1">fpu<text:tab/><text:tab/>: yes</text:p>
      <text:p text:style-name="P1">fpu_exception<text:tab/>: yes</text:p>
      <text:p text:style-name="P1">cpuid level<text:tab/>: 13</text:p>
      <text:p text:style-name="P1">wp<text:tab/><text:tab/>: yes</text:p>
      <text:p text:style-name="P1">flags<text:tab/><text:tab/>: fpu vme de pse tsc msr pae mce cx8 apic sep mtrr pge mca cmov pat pse36 clflush mmx fxsr sse sse2 ss ht syscall nx pdp</text:p>
      <text:p text:style-name="P1">e1gb rdtscp lm constant_tsc rep_good nopl xtopology nonstop_tsc cpuid tsc_known_freq pni pclmulqdq ssse3 fma cx16 pcid sse4_1 sse4_2 x2a</text:p>
      <text:p text:style-name="P1">pic movbe popcnt aes xsave avx f16c rdrand hypervisor lahf_lm abm 3dnowprefetch invpcid_single pti ssbd ibrs ibpb stibp fsgsbase tsc_adj</text:p>
      <text:p text:style-name="P1">ust bmi1 hle avx2 smep bmi2 erms invpcid rtm rdseed adx smap xsaveopt arat md_clear arch_capabilities</text:p>
      <text:p text:style-name="P1">bugs<text:tab/><text:tab/>: cpu_meltdown spectre_v1 spectre_v2 spec_store_bypass l1tf mds swapgs taa</text:p>
      <text:p text:style-name="P1">bogomips<text:tab/>: 4400.26</text:p>
      <text:p text:style-name="P1">clflush size<text:tab/>: 64</text:p>
      <text:p text:style-name="P1">cache_alignment<text:tab/>: 64</text:p>
      <text:p text:style-name="P1">address sizes<text:tab/>: 46 bits physical, 48 bits virtual</text:p>
      <text:p text:style-name="P1">power management:</text:p>
      <text:p text:style-name="P1"/>
      <text:p text:style-name="P1">processor<text:tab/>: 1</text:p>
      <text:p text:style-name="P1">vendor_id<text:tab/>: GenuineIntel</text:p>
      <text:p text:style-name="P1">cpu family<text:tab/>: 6</text:p>
      <text:p text:style-name="P1">model<text:tab/><text:tab/>: 79</text:p>
      <text:p text:style-name="P1">model name<text:tab/>: Intel(R) Xeon(R) CPU @ 2.20GHz</text:p>
      <text:p text:style-name="P1">stepping<text:tab/>: 0</text:p>
      <text:p text:style-name="P1">microcode<text:tab/>: 0x1</text:p>
      <text:p text:style-name="P1">cpu MHz<text:tab/><text:tab/>: 2200.130</text:p>
      <text:p text:style-name="P1">cache size<text:tab/>: 56320 KB</text:p>
      <text:p text:style-name="P1">physical id<text:tab/>: 0</text:p>
      <text:p text:style-name="P1"/>
      <text:p text:style-name="P1">//</text:p>
      <text:p text:style-name="P1">jerome@master:~$ <text:span text:style-name="T2">cat /proc/version</text:span></text:p>
      <text:p text:style-name="P1">Linux version 5.4.0-1033-gcp (buildd@lgw01-amd64-030) (gcc version 7.5.0 (Ubuntu 7.5.0-3ubuntu1~18.04)) #35~18.04.1-Ubuntu SMP Tue Dec 15 13:56:28 UTC 202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12:47:16.406855260</meta:creation-date>
    <meta:generator>LibreOffice/7.0.4.2$Linux_X86_64 LibreOffice_project/00$Build-2</meta:generator>
    <dc:date>2021-01-10T13:03:31.420087913</dc:date>
    <meta:editing-duration>PT5M32S</meta:editing-duration>
    <meta:editing-cycles>1</meta:editing-cycles>
    <meta:document-statistic meta:table-count="0" meta:image-count="0" meta:object-count="0" meta:page-count="3" meta:paragraph-count="126" meta:word-count="613" meta:character-count="4662" meta:non-whitespace-character-count="3384"/>
  </office:meta>
</office:document-meta>
</file>